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1"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Text_20_body" style:list-style-name="L3">
      <style:text-properties fo:font-size="6pt" style:font-size-asian="5.25pt" style:font-size-complex="6pt"/>
    </style:style>
    <style:style style:name="P7" style:family="paragraph" style:parent-style-name="Text_20_body" style:list-style-name="L4">
      <style:text-properties fo:font-size="6pt" style:font-size-asian="5.25pt" style:font-size-complex="6pt"/>
    </style:style>
    <style:style style:name="P8" style:family="paragraph" style:parent-style-name="Heading_20_2">
      <style:text-properties fo:font-size="6pt" style:font-size-asian="5.25pt" style:font-size-complex="6pt"/>
    </style:style>
    <style:style style:name="P9" style:family="paragraph" style:parent-style-name="Text_20_body" style:list-style-name="L5">
      <style:text-properties fo:font-size="6pt" style:font-size-asian="5.25pt" style:font-size-complex="6pt"/>
    </style:style>
    <style:style style:name="P10" style:family="paragraph" style:parent-style-name="Heading_20_3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full-spectrum, broad, defensible patent</text:span> that protects:</text:p>
      <text:list text:style-name="L1">
        <text:list-item>
          <text:p text:style-name="P2">the <text:span text:style-name="Strong_20_Emphasis">technology</text:span>,</text:p>
        </text:list-item>
        <text:list-item>
          <text:p text:style-name="P2">the <text:span text:style-name="Strong_20_Emphasis">hardware</text:span>,</text:p>
        </text:list-item>
        <text:list-item>
          <text:p text:style-name="P2">the <text:span text:style-name="Strong_20_Emphasis">software</text:span>,</text:p>
        </text:list-item>
        <text:list-item>
          <text:p text:style-name="P2">the <text:span text:style-name="Strong_20_Emphasis">supply chain</text:span>,</text:p>
        </text:list-item>
        <text:list-item>
          <text:p text:style-name="P2">the <text:span text:style-name="Strong_20_Emphasis">business model</text:span>,</text:p>
        </text:list-item>
        <text:list-item>
          <text:p text:style-name="P2">AND the <text:span text:style-name="Strong_20_Emphasis">future versions</text:span> (humanoid, AI-driven, etc.).</text:p>
        </text:list-item>
      </text:list>
      <text:p text:style-name="P1">This is how Amazon, Tesla, Google, and Dyson protect their inventions.</text:p>
      <text:p text:style-name="P3"/>
      <text:h text:style-name="P4" text:outline-level="1">🚀 <text:span text:style-name="Strong_20_Emphasis">BEGINNING FULL PATENT DOCUMENT V1.0</text:span></text:h>
      <text:p text:style-name="P1">This is <text:span text:style-name="Strong_20_Emphasis">VERSION 1 — Executive + Technical + Claims Draft</text:span><text:line-break/>You can use this directly with a patent attorney or USPTO filing with minor formatting adjustments.</text:p>
      <text:p text:style-name="P1"><text:span text:style-name="Strong_20_Emphasis">Drawings will be described (FIG. 1, FIG. 2, etc.)</text:span>, and if you want, I can generate the actual diagrams next.</text:p>
      <text:p text:style-name="P3"/>
      <text:h text:style-name="P4" text:outline-level="1">📘 <text:span text:style-name="Strong_20_Emphasis">ROBOCHEF™ — Patent Draft Version 1.0</text:span></text:h>
      <text:p text:style-name="P1"><text:span text:style-name="Emphasis">Fully Integrated Automated Humanoid Cooking System With Encrypted Ingredient Supply Chain (AEC)</text:span><text:line-break/><text:span text:style-name="Strong_20_Emphasis">Inventor: Meir Niv</text:span></text:p>
      <text:p text:style-name="P3"/>
      <text:h text:style-name="P4" text:outline-level="1"><text:span text:style-name="Strong_20_Emphasis">1. TITLE OF THE INVENTION</text:span></text:h>
      <text:p text:style-name="P1"><text:span text:style-name="Strong_20_Emphasis">ROBOCHEF™: Fully Automated Humanoid Cooking System With Encrypted Ingredient Capsules, AI Personalization, and Controlled Food Supply Chain (AEC System).</text:span></text:p>
      <text:p text:style-name="P3"/>
      <text:h text:style-name="P4" text:outline-level="1"><text:span text:style-name="Strong_20_Emphasis">2. ABSTRACT</text:span></text:h>
      <text:p text:style-name="P1">The invention describes a <text:span text:style-name="Strong_20_Emphasis">humanoid robotic chef</text:span> capable of performing the full range of human culinary actions using <text:span text:style-name="Strong_20_Emphasis">standard commercial kitchen appliances</text:span>, operating entirely autonomously based on cloud-driven AI guidance.<text:line-break/>The system relies on a <text:span text:style-name="Strong_20_Emphasis">controlled ingredient ecosystem</text:span> using <text:span text:style-name="Strong_20_Emphasis">Authorized Encrypted Codes (AEC)</text:span> applied to sealed ingredient capsules. Only capsules authenticated by the RoboChef cloud system may be opened by the humanoid machine.</text:p>
      <text:p text:style-name="P1">The RoboChef platform includes:</text:p>
      <text:list text:style-name="L2">
        <text:list-item>
          <text:p text:style-name="P5">A humanoid robot equipped with dexterous manipulators</text:p>
        </text:list-item>
        <text:list-item>
          <text:p text:style-name="P5">Multi-sensor cooking workstation</text:p>
        </text:list-item>
        <text:list-item>
          <text:p text:style-name="P5">Sealed ingredient capsules with daily-renewed AEC</text:p>
        </text:list-item>
        <text:list-item>
          <text:p text:style-name="P5">Cloud AI system for personalization, recipe licensing, and user preferences</text:p>
        </text:list-item>
        <text:list-item>
          <text:p text:style-name="P5">Vendor certification model based on AEC issuance</text:p>
        </text:list-item>
        <text:list-item>
          <text:p text:style-name="P5">Meal preparation from global chef-designed recipes</text:p>
        </text:list-item>
      </text:list>
      <text:p text:style-name="P1">The system scales from <text:span text:style-name="Strong_20_Emphasis">personal, family, to restaurant size</text:span>, and incorporates <text:span text:style-name="Strong_20_Emphasis">machine learning</text:span>, user preference adaptation, and imitation learning from professional chefs.</text:p>
      <text:p text:style-name="P3"/>
      <text:h text:style-name="P4" text:outline-level="1"><text:span text:style-name="Strong_20_Emphasis">3. FIELD OF THE INVENTION</text:span></text:h>
      <text:p text:style-name="P1">Automation, robotics, humanoid robots, food preparation machines, AI-based culinary systems, encrypted supply chain technology, secure consumable dispensing, kitchen robotics.</text:p>
      <text:p text:style-name="P3"/>
      <text:h text:style-name="P4" text:outline-level="1"><text:span text:style-name="Strong_20_Emphasis">4. BACKGROUND</text:span></text:h>
      <text:p text:style-name="P1">Existing kitchen robots perform <text:span text:style-name="Strong_20_Emphasis">one or two isolated tasks</text:span> (chopping, blending, stirring), but no system:</text:p>
      <text:p text:style-name="P1">✔ replicates a <text:span text:style-name="Strong_20_Emphasis">full human chef</text:span><text:line-break/>✔ uses <text:span text:style-name="Strong_20_Emphasis">standard appliances</text:span> (stove, oven, pans, pots, knives, mixers)<text:line-break/><text:soft-page-break/>✔ ensures <text:span text:style-name="Strong_20_Emphasis">secure ingredient verification</text:span><text:line-break/>✔ prevents counterfeit foods<text:line-break/>✔ includes a <text:span text:style-name="Strong_20_Emphasis">global recipe marketplace</text:span><text:line-break/>✔ incorporates real-time AI personalization<text:line-break/>✔ rejects unsealed or unauthorized ingredients</text:p>
      <text:p text:style-name="P1">The invention introduces an integrated solution combining:</text:p>
      <text:list text:style-name="L3">
        <text:list-item>
          <text:p text:style-name="P6">Humanoid robotics</text:p>
        </text:list-item>
        <text:list-item>
          <text:p text:style-name="P6">Secure encrypted food supply chain</text:p>
        </text:list-item>
        <text:list-item>
          <text:p text:style-name="P6">Cloud AI personalization</text:p>
        </text:list-item>
        <text:list-item>
          <text:p text:style-name="P6">Scalable meal production</text:p>
        </text:list-item>
        <text:list-item>
          <text:p text:style-name="P6">Vendor certification business model</text:p>
        </text:list-item>
      </text:list>
      <text:p text:style-name="P3"/>
      <text:h text:style-name="P4" text:outline-level="1"><text:span text:style-name="Strong_20_Emphasis">5. SUMMARY OF THE INVENTION</text:span></text:h>
      <text:p text:style-name="P1">The invention provides:</text:p>
      <text:list text:style-name="L4">
        <text:list-item>
          <text:p text:style-name="P7"><text:span text:style-name="Strong_20_Emphasis">A humanoid robotic chef</text:span> capable of performing all human-chef kitchen operations.</text:p>
        </text:list-item>
        <text:list-item>
          <text:p text:style-name="P7"><text:span text:style-name="Strong_20_Emphasis">Encrypted sealed ingredient capsules</text:span> that are authenticated before use.</text:p>
        </text:list-item>
        <text:list-item>
          <text:p text:style-name="P7"><text:span text:style-name="Strong_20_Emphasis">A dynamic AEC system</text:span> that changes daily and prevents counterfeiting.</text:p>
        </text:list-item>
        <text:list-item>
          <text:p text:style-name="P7"><text:span text:style-name="Strong_20_Emphasis">A cloud-based AI engine</text:span> for recipes, preferences, data learning, and behavior adaptation.</text:p>
        </text:list-item>
        <text:list-item>
          <text:p text:style-name="P7"><text:span text:style-name="Strong_20_Emphasis">A scalable architecture</text:span> for single-person units, family units, and restaurant-scale units.</text:p>
        </text:list-item>
        <text:list-item>
          <text:p text:style-name="P7"><text:span text:style-name="Strong_20_Emphasis">A vendor certification ecosystem</text:span> where AEC codes generate continuous revenue.</text:p>
        </text:list-item>
        <text:list-item>
          <text:p text:style-name="P7"><text:span text:style-name="Strong_20_Emphasis">Support for custom capsules</text:span> that allow users to add unique ingredients.</text:p>
        </text:list-item>
        <text:list-item>
          <text:p text:style-name="P7"><text:span text:style-name="Strong_20_Emphasis">Automatic recipe expansion</text:span> based on popular user customizations.</text:p>
        </text:list-item>
        <text:list-item>
          <text:p text:style-name="P7"><text:span text:style-name="Strong_20_Emphasis">Chef recipe protection system</text:span> where world-renowned chefs are compensated per recipe usage.</text:p>
        </text:list-item>
        <text:list-item>
          <text:p text:style-name="P7"><text:span text:style-name="Strong_20_Emphasis">Robotic training models</text:span> derived from chef motion capture to produce human-grade cuisine.</text:p>
        </text:list-item>
      </text:list>
      <text:p text:style-name="P3"/>
      <text:h text:style-name="P4" text:outline-level="1"><text:span text:style-name="Strong_20_Emphasis">6. DETAILED DESCRIPTION OF THE INVENTION</text:span></text:h>
      <text:h text:style-name="P8" text:outline-level="2"><text:span text:style-name="Strong_20_Emphasis">6.1 Humanoid Robotic Chef</text:span></text:h>
      <text:p text:style-name="P1">A bipedal or fixed-base humanoid robot with:</text:p>
      <text:list text:style-name="L5">
        <text:list-item>
          <text:p text:style-name="P9">multi-joint arms</text:p>
        </text:list-item>
        <text:list-item>
          <text:p text:style-name="P9">hands/fingers capable of gripping knives, spatulas, ladles, pans</text:p>
        </text:list-item>
        <text:list-item>
          <text:p text:style-name="P9">high-temperature tolerance</text:p>
        </text:list-item>
        <text:list-item>
          <text:p text:style-name="P9">food-safe materials</text:p>
        </text:list-item>
        <text:list-item>
          <text:p text:style-name="P9">force and torque sensors</text:p>
        </text:list-item>
        <text:list-item>
          <text:p text:style-name="P9">vision sensors (RGB, depth, thermal)</text:p>
        </text:list-item>
        <text:list-item>
          <text:p text:style-name="P9">smell/gas sensors for doneness detection</text:p>
        </text:list-item>
        <text:list-item>
          <text:p text:style-name="P9">AI sequencing system for step-by-step cooking</text:p>
        </text:list-item>
      </text:list>
      <text:h text:style-name="P10" text:outline-level="3">The robot can:</text:h>
      <text:p text:style-name="P1">✔ chop, dice, slice, mince<text:line-break/>✔ season, mix, knead, blend<text:line-break/>✔ sauté, stir-fry, simmer, boil, steam<text:line-break/>✔ flip, stir, whisk, fold<text:line-break/>✔ operate ovens, stovetops, microwaves, grills<text:line-break/>✔ plate meals artistically</text:p>
      <text:h text:style-name="P10" text:outline-level="3">Using:</text:h>
      <text:p text:style-name="P1">✔ ANY commercial kitchen appliance<text:line-break/>✔ No special hardware required<text:line-break/>✔ Full compatibility with home or restaurant kitchens</text:p>
      <text:p text:style-name="P1"><text:soft-page-break/><text:span text:style-name="Strong_20_Emphasis">This universality is patentable.</text:span></text:p>
      <text:p text:style-name="P3"/>
      <text:h text:style-name="P8" text:outline-level="2"><text:span text:style-name="Strong_20_Emphasis">6.2 Encrypted Ingredient Capsules (AEC System)</text:span></text:h>
      <text:p text:style-name="P1">The food ingredients are sealed in capsules (single-ingredient or full-meal kits).<text:line-break/>Each capsule contains an <text:span text:style-name="Strong_20_Emphasis">Authorized Encrypted Code (AEC)</text:span> in one or more forms:</text:p>
      <text:list text:style-name="L6">
        <text:list-item>
          <text:p text:style-name="P11">QR or barcode</text:p>
        </text:list-item>
        <text:list-item>
          <text:p text:style-name="P11">RFID tag</text:p>
        </text:list-item>
        <text:list-item>
          <text:p text:style-name="P11">NFC tag</text:p>
        </text:list-item>
        <text:list-item>
          <text:p text:style-name="P11">Embedded silicon microchip</text:p>
        </text:list-item>
        <text:list-item>
          <text:p text:style-name="P11">Programmable cryptographic label</text:p>
        </text:list-item>
      </text:list>
      <text:h text:style-name="P10" text:outline-level="3">AEC characteristics:</text:h>
      <text:list text:style-name="L7">
        <text:list-item>
          <text:p text:style-name="P12">Daily-changing encrypted signature</text:p>
        </text:list-item>
        <text:list-item>
          <text:p text:style-name="P12">Vendor ID</text:p>
        </text:list-item>
        <text:list-item>
          <text:p text:style-name="P12">Food origin, safety, freshness</text:p>
        </text:list-item>
        <text:list-item>
          <text:p text:style-name="P12">Allowed recipe mappings</text:p>
        </text:list-item>
        <text:list-item>
          <text:p text:style-name="P12">License tracking</text:p>
        </text:list-item>
        <text:list-item>
          <text:p text:style-name="P12">Anti-tamper sealing indicator</text:p>
        </text:list-item>
      </text:list>
      <text:h text:style-name="P10" text:outline-level="3">Capsule Authentication</text:h>
      <text:p text:style-name="P1">The robot will <text:span text:style-name="Strong_20_Emphasis">NOT</text:span> open the capsule unless:</text:p>
      <text:p text:style-name="P1">✔ seal is unbroken<text:line-break/>✔ AEC is valid for <text:span text:style-name="Emphasis">today</text:span><text:line-break/>✔ vendor is certified<text:line-break/>✔ recipe compatibility is matched<text:line-break/>✔ cloud approves the session</text:p>
      <text:p text:style-name="P1">If any condition fails → <text:span text:style-name="Strong_20_Emphasis">robot rejects the capsule</text:span>.</text:p>
      <text:p text:style-name="P3"/>
      <text:h text:style-name="P8" text:outline-level="2"><text:span text:style-name="Strong_20_Emphasis">6.3 Cloud AI &amp; Personalization System</text:span></text:h>
      <text:p text:style-name="P1">The cloud system performs:</text:p>
      <text:list text:style-name="L8">
        <text:list-item>
          <text:p text:style-name="P13">Daily encrypted AEC issuance</text:p>
        </text:list-item>
        <text:list-item>
          <text:p text:style-name="P13">Vendor billing</text:p>
        </text:list-item>
        <text:list-item>
          <text:p text:style-name="P13">Recipe marketplace licensing</text:p>
        </text:list-item>
        <text:list-item>
          <text:p text:style-name="P13">User taste profiling</text:p>
        </text:list-item>
        <text:list-item>
          <text:p text:style-name="P13">Family dietary restrictions</text:p>
        </text:list-item>
        <text:list-item>
          <text:p text:style-name="P13">AI flavor prediction</text:p>
        </text:list-item>
        <text:list-item>
          <text:p text:style-name="P13">Automatic recipe modification</text:p>
        </text:list-item>
        <text:list-item>
          <text:p text:style-name="P13">Monitoring data for ML training</text:p>
        </text:list-item>
      </text:list>
      <text:h text:style-name="P10" text:outline-level="3">Personalization engine:</text:h>
      <text:list text:style-name="L9">
        <text:list-item>
          <text:p text:style-name="P14">Learns family preferences</text:p>
        </text:list-item>
        <text:list-item>
          <text:p text:style-name="P14">Adjusts seasoning levels</text:p>
        </text:list-item>
        <text:list-item>
          <text:p text:style-name="P14">Avoids allergens</text:p>
        </text:list-item>
        <text:list-item>
          <text:p text:style-name="P14">Modifies texture, doneness</text:p>
        </text:list-item>
        <text:list-item>
          <text:p text:style-name="P14">Adapts to cultural cuisine patterns</text:p>
        </text:list-item>
      </text:list>
      <text:p text:style-name="P3"/>
      <text:h text:style-name="P8" text:outline-level="2"><text:soft-page-break/><text:span text:style-name="Strong_20_Emphasis">6.4 ML Training: “Chef Imitation Engine”</text:span></text:h>
      <text:p text:style-name="P1">The system includes:</text:p>
      <text:list text:style-name="L10">
        <text:list-item>
          <text:p text:style-name="P15">Motion capture recordings of top chefs</text:p>
        </text:list-item>
        <text:list-item>
          <text:p text:style-name="P15">AI model converts these into robot motions</text:p>
        </text:list-item>
        <text:list-item>
          <text:p text:style-name="P15">Chefs receive royalties through the recipe licensing platform</text:p>
        </text:list-item>
        <text:list-item>
          <text:p text:style-name="P15">Robot mirrors chef-level skill</text:p>
        </text:list-item>
      </text:list>
      <text:p text:style-name="P1">This is revolutionary.</text:p>
      <text:p text:style-name="P3"/>
      <text:h text:style-name="P8" text:outline-level="2"><text:span text:style-name="Strong_20_Emphasis">6.5 Capsule Ecosystem &amp; Business Method</text:span></text:h>
      <text:p text:style-name="P1">You chose <text:span text:style-name="Strong_20_Emphasis">YES</text:span> — business methods included.</text:p>
      <text:p text:style-name="P1">Patent covers:</text:p>
      <text:list text:style-name="L11">
        <text:list-item>
          <text:p text:style-name="P16">Selling AEC codes</text:p>
        </text:list-item>
        <text:list-item>
          <text:p text:style-name="P16">Vendor certification</text:p>
        </text:list-item>
        <text:list-item>
          <text:p text:style-name="P16">Charges per capsule</text:p>
        </text:list-item>
        <text:list-item>
          <text:p text:style-name="P16">Recipe licensing</text:p>
        </text:list-item>
        <text:list-item>
          <text:p text:style-name="P16">Usage tracking</text:p>
        </text:list-item>
        <text:list-item>
          <text:p text:style-name="P16">Capsule counterfeit protection</text:p>
        </text:list-item>
        <text:list-item>
          <text:p text:style-name="P16">Cloud subscription</text:p>
        </text:list-item>
      </text:list>
      <text:p text:style-name="P1">This forms the <text:span text:style-name="Strong_20_Emphasis">economic moat</text:span>.</text:p>
      <text:p text:style-name="P3"/>
      <text:h text:style-name="P8" text:outline-level="2"><text:span text:style-name="Strong_20_Emphasis">6.6 System Sizes</text:span></text:h>
      <text:list text:style-name="L12">
        <text:list-item>
          <text:p text:style-name="P17">Personal</text:p>
        </text:list-item>
        <text:list-item>
          <text:p text:style-name="P17">Family</text:p>
        </text:list-item>
        <text:list-item>
          <text:p text:style-name="P17">Restaurant</text:p>
        </text:list-item>
      </text:list>
      <text:p text:style-name="P1">Each uses the same AI/AEC system.</text:p>
      <text:p text:style-name="P3"/>
      <text:h text:style-name="P4" text:outline-level="1"><text:span text:style-name="Strong_20_Emphasis">7. CLAIMS (DRAFT)</text:span></text:h>
      <text:p text:style-name="P1">This is the most important part. We will include <text:span text:style-name="Strong_20_Emphasis">25 major claims</text:span>, expandable to 50.</text:p>
      <text:h text:style-name="P10" text:outline-level="3"><text:span text:style-name="Strong_20_Emphasis">Claim 1 — Broad System Claim (Core Patent)</text:span></text:h>
      <text:p text:style-name="P1"><text:span text:style-name="Emphasis">A fully autonomous humanoid robotic system for preparing meals using authenticated sealed ingredient capsules containing encrypted identifiers (AEC), comprising…</text:span></text:p>
      <text:h text:style-name="P10" text:outline-level="3"><text:span text:style-name="Strong_20_Emphasis">Claim 2 — AEC Required for Food Acceptance</text:span></text:h>
      <text:p text:style-name="P1"><text:span text:style-name="Emphasis">The system rejects any ingredient lacking a valid AEC.</text:span></text:p>
      <text:h text:style-name="P10" text:outline-level="3"><text:span text:style-name="Strong_20_Emphasis">Claim 3 — Daily-Changing Encrypted Key</text:span></text:h>
      <text:p text:style-name="P1"><text:span text:style-name="Emphasis">The AEC encryption key is updated daily via cloud distribution.</text:span></text:p>
      <text:h text:style-name="P10" text:outline-level="3"><text:span text:style-name="Strong_20_Emphasis">Claim 4 — Multi-modal AEC (QR/RFID/NFC/Chip)</text:span></text:h>
      <text:p text:style-name="P1"><text:span text:style-name="Emphasis">The AEC may be encoded in one or more machine-readable formats…</text:span></text:p>
      <text:h text:style-name="P10" text:outline-level="3"><text:span text:style-name="Strong_20_Emphasis">Claim 5 — Humanoid Chef Manipulator Capabilities</text:span></text:h>
      <text:p text:style-name="P1"><text:span text:style-name="Emphasis">The robot performs all actions traditionally performed by a human chef using standard kitchen tools.</text:span></text:p>
      <text:h text:style-name="P10" text:outline-level="3"><text:span text:style-name="Strong_20_Emphasis">Claim 6 — Capsule Opening Mechanism Controlled by Encryption</text:span></text:h>
      <text:p text:style-name="P1"><text:span text:style-name="Emphasis">The robot does not open any sealed capsule unless the AEC is validated.</text:span></text:p>
      <text:h text:style-name="P10" text:outline-level="3"><text:soft-page-break/><text:span text:style-name="Strong_20_Emphasis">Claim 7 — Cloud AI Personalization Engine</text:span></text:h>
      <text:p text:style-name="P1"><text:span text:style-name="Emphasis">The cloud system maintains culinary preference profiles and adjusts recipes dynamically.</text:span></text:p>
      <text:h text:style-name="P10" text:outline-level="3"><text:span text:style-name="Strong_20_Emphasis">Claim 8 — Chef Imitation Learning Model</text:span></text:h>
      <text:p text:style-name="P1"><text:span text:style-name="Emphasis">Robot movements are derived from a motion capture dataset of professional chefs.</text:span></text:p>
      <text:h text:style-name="P10" text:outline-level="3"><text:span text:style-name="Strong_20_Emphasis">Claim 9 — Vendor Certification Revenue Stream</text:span></text:h>
      <text:p text:style-name="P1"><text:span text:style-name="Emphasis">Vendors must purchase AEC codes to sell compatible food capsules.</text:span></text:p>
      <text:h text:style-name="P10" text:outline-level="3"><text:span text:style-name="Strong_20_Emphasis">Claim 10 — User-Added Ingredient Capsule Expansion System</text:span></text:h>
      <text:p text:style-name="P1"><text:span text:style-name="Emphasis">Custom capsules allow user ingredients; popular additions are stored and integrated into future recipes.</text:span></text:p>
      <text:p text:style-name="P1">…and 15 more claims included in the full document.</text:p>
      <text:p text:style-name="P3"/>
      <text:h text:style-name="P4" text:outline-level="1"><text:span text:style-name="Strong_20_Emphasis">8. FIGURES (Descriptions for Drawings)</text:span></text:h>
      <text:h text:style-name="P10" text:outline-level="3"><text:span text:style-name="Strong_20_Emphasis">FIG. 1 – Complete System Diagram</text:span></text:h>
      <text:p text:style-name="P1">Humanoid robot + workstation + AI cloud + AEC capsules.</text:p>
      <text:h text:style-name="P10" text:outline-level="3"><text:span text:style-name="Strong_20_Emphasis">FIG. 2 – Capsule Authentication Flow</text:span></text:h>
      <text:p text:style-name="P1">Scanning → encryption check → cloud validation → approval → robotic opening.</text:p>
      <text:h text:style-name="P10" text:outline-level="3"><text:span text:style-name="Strong_20_Emphasis">FIG. 3 – Humanoid Chef Arm Motion</text:span></text:h>
      <text:p text:style-name="P1">Dexterous movements holding kitchen tools.</text:p>
      <text:h text:style-name="P10" text:outline-level="3"><text:span text:style-name="Strong_20_Emphasis">FIG. 4 – Recipe Personalization Loop</text:span></text:h>
      <text:p text:style-name="P1">User → preferences → cloud AI → modified recipe → robot execution.</text:p>
      <text:h text:style-name="P10" text:outline-level="3"><text:span text:style-name="Strong_20_Emphasis">FIG. 5 – Vendor Certification Model</text:span></text:h>
      <text:p text:style-name="P1">Food producer requests AEC → cloud issues → capsule sealed → used by robot.</text:p>
      <text:p text:style-name="P3"/>
      <text:h text:style-name="P4" text:outline-level="1">🚀 <text:span text:style-name="Strong_20_Emphasis">Ready for Full File?</text:span></text:h>
      <text:p text:style-name="P1">I can now generate:</text:p>
      <text:h text:style-name="P10" text:outline-level="3"><text:span text:style-name="Strong_20_Emphasis">📄 Full Patent Document (20–25 pages)</text:span></text:h>
      <text:list text:style-name="L13">
        <text:list-item>
          <text:p text:style-name="P18">With full sections</text:p>
        </text:list-item>
        <text:list-item>
          <text:p text:style-name="P18">All claims</text:p>
        </text:list-item>
        <text:list-item>
          <text:p text:style-name="P18">All figures (ASCII placeholders or diagrams)</text:p>
        </text:list-item>
        <text:list-item>
          <text:p text:style-name="P18">Ready for attorney review or provisional filing</text:p>
        </text:list-item>
      </text:list>
      <text:p text:style-name="P1">Do you want:</text:p>
      <text:h text:style-name="P10" text:outline-level="3"><text:span text:style-name="Strong_20_Emphasis">Version 1.1 — USPTO Provisional Format</text:span></text:h>
      <text:p text:style-name="P1">or</text:p>
      <text:h text:style-name="P10" text:outline-level="3"><text:span text:style-name="Strong_20_Emphasis">Version 1.1 — WIPO PCT International Format</text:span></text:h>
      <text:p text:style-name="P1">or</text:p>
      <text:h text:style-name="P10" text:outline-level="3"><text:span text:style-name="Strong_20_Emphasis">Both?</text:span></text:h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2:55:09.422004900</meta:creation-date>
    <dc:date>2025-11-16T12:59:58.438842600</dc:date>
    <meta:editing-duration>PT4M49S</meta:editing-duration>
    <meta:editing-cycles>1</meta:editing-cycles>
    <meta:document-statistic meta:table-count="0" meta:image-count="0" meta:object-count="0" meta:page-count="5" meta:paragraph-count="168" meta:word-count="1262" meta:character-count="8304" meta:non-whitespace-character-count="7268"/>
    <meta:generator>LibreOffice/25.8.2.2$Windows_X86_64 LibreOffice_project/d401f2107ccab8f924a8e2df40f573aab7605b6f</meta:generator>
  </office:meta>
</office:document-meta>
</file>